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l" fo:country="GR" officeooo:rsid="000894f9" officeooo:paragraph-rsid="000894f9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Βίντεο του πρότζεκτ στο <text:span text:style-name="T1">youtube: </text:span><text:a xlink:type="simple" xlink:href="https://www.youtube.com/watch?v=mcudDI58tTI" text:style-name="Internet_20_link" text:visited-style-name="Visited_20_Internet_20_Link">https://www.youtube.com/watch?v=mcudDI58tTI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3T11:29:16.669000000</meta:creation-date>
    <dc:date>2023-04-13T11:30:23.312000000</dc:date>
    <meta:editing-duration>PT1M7S</meta:editing-duration>
    <meta:editing-cycles>1</meta:editing-cycles>
    <meta:document-statistic meta:table-count="0" meta:image-count="0" meta:object-count="0" meta:page-count="1" meta:paragraph-count="1" meta:word-count="6" meta:character-count="76" meta:non-whitespace-character-count="71"/>
    <meta:generator>LibreOffice/7.1.1.2$Windows_X86_64 LibreOffice_project/fe0b08f4af1bacafe4c7ecc87ce55bb426164676</meta:generator>
  </office:meta>
</office:document-meta>
</file>